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ExpressionPointcutAdvisor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setExpression( @ Nullable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setLocation( @ Nullable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setParameterTypes(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xpressionPointcutAdvisor.setParameterNames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